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7" draw:master-page-name="Master1-Layout1-title-Diapositive-de-titre" presentation:presentation-page-layout-name="Master1-PPL1" draw:id="Slide-256">
        <draw:frame draw:id="id75" presentation:style-name="a350" draw:name="Titre 1" svg:x="1.66667in" svg:y="1.22743in" svg:width="10in" svg:height="2.61111in" presentation:class="title" presentation:placeholder="false">
          <draw:text-box>
            <text:p text:style-name="a349" text:class-names="" text:cond-style-name=""><text:span text:style-name="a348" text:class-names="">Présentation PJI</text:span></text:p>
          </draw:text-box>
          <svg:title/>
          <svg:desc/>
        </draw:frame>
        <draw:frame draw:id="id76" presentation:style-name="a353" draw:name="Sous-titre 2" svg:x="1.66667in" svg:y="3.93924in" svg:width="10in" svg:height="1.81076in" presentation:class="subtitle" presentation:placeholder="false">
          <draw:text-box>
            <text:p text:style-name="a352" text:class-names="" text:cond-style-name=""><text:span text:style-name="a351" text:class-names="">Théo Plockyn et Rémy DEBUE</text:span></text:p>
          </draw:text-box>
          <svg:title/>
          <svg:desc/>
        </draw:frame>
      </draw:page>
      <draw:page draw:name="Slide2" draw:style-name="a354" draw:master-page-name="Master1-Layout1-title-Diapositive-de-titre" presentation:presentation-page-layout-name="Master1-PPL1" draw:id="Slide-257">
        <draw:frame draw:id="id77" presentation:style-name="a357" draw:name="Titre 3" svg:x="1.66667in" svg:y="1.22743in" svg:width="10in" svg:height="2.61111in" presentation:class="title" presentation:placeholder="false">
          <draw:text-box>
            <text:p text:style-name="a356" text:class-names="" text:cond-style-name=""><text:span text:style-name="a355" text:class-names="">Introduction</text:span></text:p>
          </draw:text-box>
          <svg:title/>
          <svg:desc/>
        </draw:frame>
        <draw:frame draw:id="id78" presentation:style-name="a358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59" draw:master-page-name="Master1-Layout2-obj-Titre-et-contenu" presentation:presentation-page-layout-name="Master1-PPL2" draw:id="Slide-258">
        <draw:frame draw:id="id79" presentation:style-name="a362" draw:name="Titre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Equipe 2XS</text:span></text:p>
          </draw:text-box>
          <svg:title/>
          <svg:desc/>
        </draw:frame>
        <draw:frame draw:id="id80" presentation:style-name="a378" draw:name="Espace réservé du contenu 2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Encadré par Gilles Grimaud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IRCICA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Type du Projet</text:span></text:p>
              </text:list-item>
            </text:list>
          </draw:text-box>
          <svg:title/>
          <svg:desc/>
        </draw:frame>
      </draw:page>
      <draw:page draw:name="Slide4" draw:style-name="a379" draw:master-page-name="Master1-Layout2-obj-Titre-et-contenu" presentation:presentation-page-layout-name="Master1-PPL2" draw:id="Slide-259">
        <draw:frame draw:id="id81" presentation:style-name="a382" draw:name="Titre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80" text:class-names="">Plan de la présentation</text:span></text:p>
          </draw:text-box>
          <svg:title/>
          <svg:desc/>
        </draw:frame>
        <draw:frame draw:id="id82" presentation:style-name="a398" draw:name="Espace réservé du contenu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3" text:class-names="">Internet des Objets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Les problèmes de sécurité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Notre apport et son challenge</text:span></text:p>
              </text:list-item>
            </text:list>
          </draw:text-box>
          <svg:title/>
          <svg:desc/>
        </draw:frame>
      </draw:page>
      <draw:page draw:name="Slide6" draw:style-name="a399" draw:master-page-name="Master1-Layout1-title-Diapositive-de-titre" presentation:presentation-page-layout-name="Master1-PPL1" draw:id="Slide-261">
        <draw:frame draw:id="id83" presentation:style-name="a403" draw:name="Titre 3" svg:x="1.66667in" svg:y="1.22743in" svg:width="10in" svg:height="2.61111in" presentation:class="title" presentation:placeholder="false">
          <draw:text-box>
            <text:p text:style-name="a402" text:class-names="" text:cond-style-name=""><text:span text:style-name="a400" text:class-names="">Internet des Objets</text:span><text:span text:style-name="a401" text:class-names=""/></text:p>
          </draw:text-box>
          <svg:title/>
          <svg:desc/>
        </draw:frame>
        <draw:frame draw:id="id84" presentation:style-name="a404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7" draw:style-name="a405" draw:master-page-name="Master1-Layout2-obj-Titre-et-contenu" presentation:presentation-page-layout-name="Master1-PPL2" draw:id="Slide-262">
        <draw:frame draw:id="id85" presentation:style-name="a409" draw:name="Titre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Quelques exemples</text:span><text:span text:style-name="a407" text:class-names=""/></text:p>
          </draw:text-box>
          <svg:title/>
          <svg:desc/>
        </draw:frame>
        <draw:frame draw:id="id86" presentation:style-name="a410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411" draw:master-page-name="Master1-Layout2-obj-Titre-et-contenu" presentation:presentation-page-layout-name="Master1-PPL2" draw:id="Slide-263">
        <draw:frame draw:id="id87" presentation:style-name="a415" draw:name="Titre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2" text:class-names="">Dans notre projet</text:span><text:span text:style-name="a413" text:class-names=""/></text:p>
          </draw:text-box>
          <svg:title/>
          <svg:desc/>
        </draw:frame>
        <draw:frame draw:id="id88" presentation:style-name="a41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417" draw:master-page-name="Master1-Layout1-title-Diapositive-de-titre" presentation:presentation-page-layout-name="Master1-PPL1" draw:id="Slide-264">
        <draw:frame draw:id="id89" presentation:style-name="a421" draw:name="Titre 3" svg:x="1.66667in" svg:y="1.22743in" svg:width="10in" svg:height="2.61111in" presentation:class="title" presentation:placeholder="false">
          <draw:text-box>
            <text:p text:style-name="a420" text:class-names="" text:cond-style-name=""><text:span text:style-name="a418" text:class-names="">Problématique de la sécurité</text:span><text:span text:style-name="a419" text:class-names=""/></text:p>
          </draw:text-box>
          <svg:title/>
          <svg:desc/>
        </draw:frame>
        <draw:frame draw:id="id90" presentation:style-name="a422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10" draw:style-name="a423" draw:master-page-name="Master1-Layout2-obj-Titre-et-contenu" presentation:presentation-page-layout-name="Master1-PPL2" draw:id="Slide-265">
        <draw:frame draw:id="id91" presentation:style-name="a427" draw:name="Titre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Différents types d’intrusions</text:span><text:span text:style-name="a425" text:class-names=""/></text:p>
          </draw:text-box>
          <svg:title/>
          <svg:desc/>
        </draw:frame>
        <draw:frame draw:id="id92" presentation:style-name="a42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429" draw:master-page-name="Master1-Layout1-title-Diapositive-de-titre" presentation:presentation-page-layout-name="Master1-PPL1" draw:id="Slide-266">
        <draw:frame draw:id="id93" presentation:style-name="a433" draw:name="Titre 3" svg:x="1.66667in" svg:y="1.22743in" svg:width="10in" svg:height="2.61111in" presentation:class="title" presentation:placeholder="false">
          <draw:text-box>
            <text:p text:style-name="a432" text:class-names="" text:cond-style-name=""><text:span text:style-name="a430" text:class-names="">Nos apports</text:span><text:span text:style-name="a431" text:class-names=""/></text:p>
          </draw:text-box>
          <svg:title/>
          <svg:desc/>
        </draw:frame>
        <draw:frame draw:id="id94" presentation:style-name="a437" draw:name="Sous-titre 4" svg:x="1.66667in" svg:y="3.93924in" svg:width="10in" svg:height="1.81076in" presentation:class="subtitle" presentation:placeholder="false">
          <draw:text-box>
            <text:p text:style-name="a436" text:class-names="" text:cond-style-name=""><text:span text:style-name="a434" text:class-names="">Et leur challenge</text:span><text:span text:style-name="a435" text:class-names=""/></text:p>
          </draw:text-box>
          <svg:title/>
          <svg:desc/>
        </draw:frame>
      </draw:page>
      <draw:page draw:name="Slide5" draw:style-name="a438" draw:master-page-name="Master1-Layout1-title-Diapositive-de-titre" presentation:presentation-page-layout-name="Master1-PPL1" draw:id="Slide-260">
        <draw:frame draw:id="id95" presentation:style-name="a441" draw:name="Titre 3" svg:x="1.66667in" svg:y="1.22743in" svg:width="10in" svg:height="2.61111in" presentation:class="title" presentation:placeholder="false">
          <draw:text-box>
            <text:p text:style-name="a440" text:class-names="" text:cond-style-name=""><text:span text:style-name="a439" text:class-names="">Conclusion</text:span></text:p>
          </draw:text-box>
          <svg:title/>
          <svg:desc/>
        </draw:frame>
        <draw:frame draw:id="id96" presentation:style-name="a442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 style:parent-style-name="Graphics">
      <style:graphic-properties draw:fill="none" fo:clip="rect(0in, 0in, 0in, 0in)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7" style:parent-style-name="Graphics">
      <style:graphic-properties draw:fill="none" fo:clip="rect(0in, 0in, 0in, 0in)" draw:stroke="non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" style:parent-style-name="Graphics">
      <style:graphic-properties draw:fill="none" fo:clip="rect(0in, 0in, 0in, 0in)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 style:parent-style-name="Graphics">
      <style:graphic-properties draw:fill="none" fo:clip="rect(0in, 0in, 0in, 0in)" draw:stroke="none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4" style:parent-style-name="Graphics">
      <style:graphic-properties draw:fill="none" fo:clip="rect(0in, 0in, 0in, 0in)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, 0in, 0in, 0in)" draw:stroke="non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6" style:parent-style-name="Graphics">
      <style:graphic-properties draw:fill="none" fo:clip="rect(0in, 0in, 0in, 0in)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 style:parent-style-name="Graphics">
      <style:graphic-properties draw:fill="none" fo:clip="rect(0in, 0in, 0in, 0in)" draw:stroke="non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in)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fo:clip="rect(0in, 0in, 0in, 0in)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/04/2016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</style:master-page>
    <style:master-page style:name="Master1-Layout1-title-Diapositive-de-titre" style:page-layout-name="pageLayout1" draw:style-name="a31">
      <draw:frame draw:id="id6" draw:layer="Master1-bg" draw:style-name="a32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7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8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9" presentation:style-name="a42" draw:name="Espace réservé de la date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28/04/2016</text:date></text:span></text:p>
        </draw:text-box>
        <svg:title/>
        <svg:desc/>
      </draw:frame>
      <draw:frame draw:id="id10" presentation:style-name="a45" draw:name="Espace réservé du pied de page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1" presentation:style-name="a48" draw:name="Espace réservé du numéro de diapositive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9">
      <draw:frame draw:id="id12" draw:layer="Master1-bg" draw:style-name="a50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13" presentation:style-name="a53" draw:name="Titre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Modifiez le style du titre</text:span></text:p>
        </draw:text-box>
        <svg:title/>
        <svg:desc/>
      </draw:frame>
      <draw:frame draw:id="id14" presentation:style-name="a69" draw:name="Espace réservé du contenu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Modifiez les styles du texte du masque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Deuxième niveau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3" draw:name="Espace réservé de la date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8/04/2016</text:date></text:span></text:p>
        </draw:text-box>
        <svg:title/>
        <svg:desc/>
      </draw:frame>
      <draw:frame draw:id="id16" presentation:style-name="a76" draw:name="Espace réservé du pied de page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7" presentation:style-name="a79" draw:name="Espace réservé du numéro de diapositiv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0">
      <draw:frame draw:id="id18" draw:layer="Master1-bg" draw:style-name="a81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19" presentation:style-name="a84" draw:name="Titre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Modifiez le style du titre</text:span></text:p>
        </draw:text-box>
        <svg:title/>
        <svg:desc/>
      </draw:frame>
      <draw:frame draw:id="id20" presentation:style-name="a88" draw:name="Espace réservé du texte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Modifiez les styles du texte du masque</text:span></text:p>
            </text:list-item>
          </text:list>
        </draw:text-box>
        <svg:title/>
        <svg:desc/>
      </draw:frame>
      <draw:frame draw:id="id21" presentation:style-name="a92" draw:name="Espace réservé de la date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8/04/2016</text:date></text:span></text:p>
        </draw:text-box>
        <svg:title/>
        <svg:desc/>
      </draw:frame>
      <draw:frame draw:id="id22" presentation:style-name="a95" draw:name="Espace réservé du pied de page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3" presentation:style-name="a98" draw:name="Espace réservé du numéro de diapositive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9">
      <draw:frame draw:id="id24" draw:layer="Master1-bg" draw:style-name="a100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25" presentation:style-name="a103" draw:name="Titre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Modifiez le style du titre</text:span></text:p>
        </draw:text-box>
        <svg:title/>
        <svg:desc/>
      </draw:frame>
      <draw:frame draw:id="id26" presentation:style-name="a119" draw:name="Espace réservé du contenu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Modifiez les styles du texte du masque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Deuxième niveau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5" draw:name="Espace réservé du contenu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z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9" draw:name="Espace réservé de la date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8/04/2016</text:date></text:span></text:p>
        </draw:text-box>
        <svg:title/>
        <svg:desc/>
      </draw:frame>
      <draw:frame draw:id="id29" presentation:style-name="a142" draw:name="Espace réservé du pied de page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0" presentation:style-name="a145" draw:name="Espace réservé du numéro de diapositive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6">
      <draw:frame draw:id="id31" draw:layer="Master1-bg" draw:style-name="a14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32" presentation:style-name="a150" draw:name="Titre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Modifiez le style du titre</text:span></text:p>
        </draw:text-box>
        <svg:title/>
        <svg:desc/>
      </draw:frame>
      <draw:frame draw:id="id33" presentation:style-name="a154" draw:name="Espace réservé du texte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170" draw:name="Espace réservé du contenu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74" draw:name="Espace réservé du texte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190" draw:name="Espace réservé du contenu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Deuxièm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94" draw:name="Espace réservé de la date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8/04/2016</text:date></text:span></text:p>
        </draw:text-box>
        <svg:title/>
        <svg:desc/>
      </draw:frame>
      <draw:frame draw:id="id38" presentation:style-name="a197" draw:name="Espace réservé du pied de page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9" presentation:style-name="a200" draw:name="Espace réservé du numéro de diapositive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1">
      <draw:frame draw:id="id40" draw:layer="Master1-bg" draw:style-name="a202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41" presentation:style-name="a205" draw:name="Titre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Modifiez le style du titre</text:span></text:p>
        </draw:text-box>
        <svg:title/>
        <svg:desc/>
      </draw:frame>
      <draw:frame draw:id="id42" presentation:style-name="a209" draw:name="Espace réservé de la date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28/04/2016</text:date></text:span></text:p>
        </draw:text-box>
        <svg:title/>
        <svg:desc/>
      </draw:frame>
      <draw:frame draw:id="id43" presentation:style-name="a212" draw:name="Espace réservé du pied de page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4" presentation:style-name="a215" draw:name="Espace réservé du numéro de diapositive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16">
      <draw:frame draw:id="id45" draw:layer="Master1-bg" draw:style-name="a21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46" presentation:style-name="a221" draw:name="Espace réservé de la date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8/04/2016</text:date></text:span></text:p>
        </draw:text-box>
        <svg:title/>
        <svg:desc/>
      </draw:frame>
      <draw:frame draw:id="id47" presentation:style-name="a224" draw:name="Espace réservé du pied de page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8" presentation:style-name="a227" draw:name="Espace réservé du numéro de diapositive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8">
      <draw:frame draw:id="id49" draw:layer="Master1-bg" draw:style-name="a229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50" presentation:style-name="a232" draw:name="Titre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Modifiez le style du titre</text:span></text:p>
        </draw:text-box>
        <svg:title/>
        <svg:desc/>
      </draw:frame>
      <draw:frame draw:id="id51" presentation:style-name="a248" draw:name="Espace réservé du contenu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Modifiez les styles du texte du masqu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Deuxième niveau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52" draw:name="Espace réservé du texte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Modifiez les styles du texte du masque</text:span></text:p>
            </text:list-item>
          </text:list>
        </draw:text-box>
        <svg:title/>
        <svg:desc/>
      </draw:frame>
      <draw:frame draw:id="id53" presentation:style-name="a256" draw:name="Espace réservé de la date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28/04/2016</text:date></text:span></text:p>
        </draw:text-box>
        <svg:title/>
        <svg:desc/>
      </draw:frame>
      <draw:frame draw:id="id54" presentation:style-name="a259" draw:name="Espace réservé du pied de page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55" presentation:style-name="a262" draw:name="Espace réservé du numéro de diapositive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63">
      <draw:frame draw:id="id56" draw:layer="Master1-bg" draw:style-name="a264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57" presentation:style-name="a267" draw:name="Titre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Modifiez le style du titre</text:span></text:p>
        </draw:text-box>
        <svg:title/>
        <svg:desc/>
      </draw:frame>
      <draw:frame draw:id="id58" presentation:style-name="a270" draw:name="Espace réservé pour une image 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9" presentation:style-name="a274" draw:name="Espace réservé du texte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278" draw:name="Espace réservé de la date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28/04/2016</text:date></text:span></text:p>
        </draw:text-box>
        <svg:title/>
        <svg:desc/>
      </draw:frame>
      <draw:frame draw:id="id61" presentation:style-name="a281" draw:name="Espace réservé du pied de page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2" presentation:style-name="a284" draw:name="Espace réservé du numéro de diapositive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85">
      <draw:frame draw:id="id63" draw:layer="Master1-bg" draw:style-name="a286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64" presentation:style-name="a289" draw:name="Titre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65" presentation:style-name="a305" draw:name="Espace réservé du texte vertical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Modifiez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09" draw:name="Espace réservé de la date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8/04/2016</text:date></text:span></text:p>
        </draw:text-box>
        <svg:title/>
        <svg:desc/>
      </draw:frame>
      <draw:frame draw:id="id67" presentation:style-name="a312" draw:name="Espace réservé du pied de page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8" presentation:style-name="a315" draw:name="Espace réservé du numéro de diapositive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16">
      <draw:frame draw:id="id69" draw:layer="Master1-bg" draw:style-name="a31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70" presentation:style-name="a320" draw:name="Titre vertical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Modifiez le style du titre</text:span></text:p>
        </draw:text-box>
        <svg:title/>
        <svg:desc/>
      </draw:frame>
      <draw:frame draw:id="id71" presentation:style-name="a336" draw:name="Espace réservé du texte vertical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odifiez les styles du texte du masqu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Deuxième niveau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40" draw:name="Espace réservé de la date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28/04/2016</text:date></text:span></text:p>
        </draw:text-box>
        <svg:title/>
        <svg:desc/>
      </draw:frame>
      <draw:frame draw:id="id73" presentation:style-name="a343" draw:name="Espace réservé du pied de page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4" presentation:style-name="a346" draw:name="Espace réservé du numéro de diapositive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JI</dc:title>
    <meta:initial-creator>Remy</meta:initial-creator>
    <dc:creator>Remy</dc:creator>
    <meta:creation-date>2016-04-25T11:46:04Z</meta:creation-date>
    <dc:date>2016-04-28T18:47:37Z</dc:date>
    <meta:editing-cycles>1</meta:editing-cycles>
    <meta:editing-duration>PT1467S</meta:editing-duration>
    <meta:document-statistic meta:paragraph-count="23" meta:word-count="55"/>
  </office:meta>
</office:document-meta>
</file>